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ccanthis ADF Std" svg:font-family="'Accanthis ADF Std'"/>
    <style:font-face style:name="FreeSans1" svg:font-family="FreeSans" style:font-family-generic="swiss"/>
    <style:font-face style:name="LM Mono 12" svg:font-family="'LM Mono 12'" style:font-adornments="12 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f255" officeooo:paragraph-rsid="000bf255" style:font-weight-asian="bold" style:font-weight-complex="bold"/>
    </style:style>
    <style:style style:name="P2" style:family="paragraph" style:parent-style-name="Standard">
      <style:text-properties officeooo:rsid="000c4baa" officeooo:paragraph-rsid="000c4baa"/>
    </style:style>
    <style:style style:name="P3" style:family="paragraph" style:parent-style-name="Standard">
      <style:text-properties fo:font-style="normal" fo:font-weight="normal" officeooo:rsid="00158ab4" officeooo:paragraph-rsid="00158ab4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1b3914" officeooo:paragraph-rsid="001b3914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italic" fo:font-weight="normal" officeooo:rsid="001a2730" officeooo:paragraph-rsid="001a2730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fo:font-weight="normal" officeooo:rsid="001b3914" officeooo:paragraph-rsid="001b3914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officeooo:rsid="000bf255" officeooo:paragraph-rsid="000bf255"/>
    </style:style>
    <style:style style:name="P8" style:family="paragraph" style:parent-style-name="Standard">
      <style:text-properties officeooo:paragraph-rsid="0020f312"/>
    </style:style>
    <style:style style:name="P9" style:family="paragraph" style:parent-style-name="Standard">
      <style:paragraph-properties fo:margin-left="0.2917in" fo:margin-right="0in" fo:text-indent="0in" style:auto-text-indent="false">
        <style:tab-stops/>
      </style:paragraph-properties>
      <style:text-properties style:font-name="LM Mono 12" fo:font-size="12pt" fo:font-style="normal" fo:font-weight="normal" officeooo:rsid="001b3914" officeooo:paragraph-rsid="001b3914" fo:background-color="#cccccc" style:font-size-asian="10.5pt" style:font-style-asian="italic" style:font-weight-asian="normal" style:font-size-complex="12pt" style:font-style-complex="italic" style:font-weight-complex="normal" fo:padding="0in" fo:border="none" style:shadow="none"/>
    </style:style>
    <style:style style:name="P10" style:family="paragraph" style:parent-style-name="Standard">
      <style:paragraph-properties fo:margin-left="0.2917in" fo:margin-right="0in" fo:text-indent="0in" style:auto-text-indent="false" fo:background-color="#cccccc" style:shadow="none">
        <style:tab-stops/>
        <style:background-image/>
      </style:paragraph-properties>
      <style:text-properties style:font-name="LM Mono 12" fo:font-size="12pt" fo:font-style="normal" fo:font-weight="normal" officeooo:rsid="001b3914" officeooo:paragraph-rsid="001b3914" fo:background-color="#cccccc" style:font-size-asian="10.5pt" style:font-style-asian="italic" style:font-weight-asian="normal" style:font-size-complex="12pt" style:font-style-complex="italic" style:font-weight-complex="normal" fo:padding="0in" fo:border="none" style:shadow="none"/>
    </style:style>
    <style:style style:name="P11" style:family="paragraph" style:parent-style-name="Standard">
      <style:paragraph-properties fo:margin-left="0.2917in" fo:margin-right="0in" fo:text-indent="0in" style:auto-text-indent="false" fo:background-color="#cccccc">
        <style:tab-stops/>
        <style:background-image/>
      </style:paragraph-properties>
      <style:text-properties fo:font-style="italic" fo:font-weight="normal" officeooo:rsid="001b3914" officeooo:paragraph-rsid="001b3914" fo:background-color="#cccccc" style:font-style-asian="italic" style:font-weight-asian="normal" style:font-style-complex="italic" style:font-weight-complex="normal" fo:padding="0in" fo:border="none" style:shadow="none"/>
    </style:style>
    <style:style style:name="P12" style:family="paragraph" style:parent-style-name="Standard">
      <style:paragraph-properties fo:margin-left="0.2917in" fo:margin-right="0in" fo:text-indent="0in" style:auto-text-indent="false" fo:background-color="#cccccc">
        <style:tab-stops/>
        <style:background-image/>
      </style:paragraph-properties>
      <style:text-properties style:font-name="LM Mono 12" fo:font-size="12pt" fo:font-style="normal" fo:font-weight="normal" officeooo:rsid="001b3914" officeooo:paragraph-rsid="001b3914" fo:background-color="#cccccc" style:font-size-asian="10.5pt" style:font-style-asian="italic" style:font-weight-asian="normal" style:font-size-complex="12pt" style:font-style-complex="italic" style:font-weight-complex="normal" fo:padding="0in" fo:border="none" style:shadow="none"/>
    </style:style>
    <style:style style:name="P13" style:family="paragraph" style:parent-style-name="Standard">
      <style:paragraph-properties fo:margin-left="0.2917in" fo:margin-right="0in" fo:text-indent="0in" style:auto-text-indent="false" fo:background-color="#cccccc">
        <style:background-image/>
      </style:paragraph-properties>
      <style:text-properties style:font-name="LM Mono 12" fo:font-size="12pt" fo:font-style="normal" fo:font-weight="normal" officeooo:rsid="001b3914" officeooo:paragraph-rsid="001c2c9e" fo:background-color="#cccccc" style:font-size-asian="10.5pt" style:font-style-asian="italic" style:font-weight-asian="normal" style:font-size-complex="12pt" style:font-style-complex="italic" style:font-weight-complex="normal" fo:padding="0in" fo:border="none" style:shadow="none"/>
    </style:style>
    <style:style style:name="P14" style:family="paragraph" style:parent-style-name="Heading_20_5">
      <style:text-properties officeooo:paragraph-rsid="0020f31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c4baa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b2d97" style:font-style-asian="normal" style:font-style-complex="normal"/>
    </style:style>
    <style:style style:name="T5" style:family="text">
      <style:text-properties fo:font-style="normal" officeooo:rsid="000c4baa" style:font-style-asian="normal" style:font-style-complex="normal"/>
    </style:style>
    <style:style style:name="T6" style:family="text">
      <style:text-properties fo:font-weight="normal" officeooo:rsid="0016ba8c" style:font-weight-asian="normal" style:font-weight-complex="normal"/>
    </style:style>
    <style:style style:name="T7" style:family="text">
      <style:text-properties style:font-name="LM Mono 12" fo:font-size="12pt" fo:font-style="normal" fo:background-color="transparent" loext:char-shading-value="0" style:font-size-asian="10.5pt" style:font-size-complex="12pt"/>
    </style:style>
    <style:style style:name="T8" style:family="text">
      <style:text-properties style:font-name="LM Mono 12" fo:font-size="12pt" fo:font-style="normal" style:font-size-asian="10.5pt" style:font-size-complex="12pt"/>
    </style:style>
    <style:style style:name="T9" style:family="text">
      <style:text-properties officeooo:rsid="001e1ca0"/>
    </style:style>
    <style:style style:name="T10" style:family="text">
      <style:text-properties officeooo:rsid="000c4baa"/>
    </style:style>
    <style:style style:name="T11" style:family="text">
      <style:text-properties officeooo:rsid="0020f3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S3 notes</text:p>
      <text:h text:style-name="Heading_20_4" text:outline-level="4"><text:span text:style-name="T11">1. </text:span>Procedure to make a simulation</text:h>
      <text:p text:style-name="P1"><text:tab/><text:span text:style-name="T6">nodes → channel → PHY→MAC→ device→mobility → protocol stack → IP address → S/C config → routing(optional) → add tracing</text:span></text:p>
      <text:h text:style-name="Heading_20_4" text:outline-level="4"><text:line-break/><text:span text:style-name="T11">2. </text:span>Attribute Configure System</text:h>
      <text:p text:style-name="Text_20_body"/>
      <text:h text:style-name="Heading_20_4" text:outline-level="4"><text:span text:style-name="T11">3. </text:span>Tracing system **</text:h>
      <text:h text:style-name="P14" text:outline-level="5"><text:span text:style-name="T11">3.1 </text:span>Callback function</text:h>
      <text:p text:style-name="P8"><text:span text:style-name="T10"><text:tab/>A lot of the time, a “callback” is a function that is called when </text:span><text:span text:style-name="T2">something </text:span><text:span text:style-name="T5">happens. The </text:span><text:span text:style-name="T2">something</text:span><text:span text:style-name="T5"> can be called event. 在event发生之前可以做别的事情，而不是一直卡在那里。</text:span></text:p>
      <text:h text:style-name="Heading_20_5" text:outline-level="5"><text:span text:style-name="T11">3.2 </text:span>Add a trace sink to connect to trace source to print the position change. </text:h>
      <text:p text:style-name="P3">ref: tutorial p65</text:p>
      <text:p text:style-name="P5"><text:tab/>Attribute <text:span text:style-name="T3">and </text:span>Config<text:span text:style-name="T3"> subsystems </text:span><text:span text:style-name="T4">help allow tracing system for relatively simple use scenarios. </text:span></text:p>
      <text:p text:style-name="P6"><text:span text:style-name="T4">T</text:span><text:span text:style-name="T3">wo ways trace: </text:span></text:p>
      <text:p text:style-name="P6"><text:span text:style-name="T3"><text:tab/>a. write the trace sink and use </text:span>config <text:span text:style-name="T3">to connect the source and sink. Refer to </text:span>third.cc. <text:span text:style-name="T3">(tutorial, p65)</text:span></text:p>
      <text:p text:style-name="P10">void </text:p>
      <text:p text:style-name="P10">CourseChange (std::string context, Ptr&lt;const MobilityModel&gt; model) </text:p>
      <text:p text:style-name="P10">{ </text:p>
      <text:p text:style-name="P10"><text:s text:c="4"/>Vector position = model-&gt;GetPosition (); </text:p>
      <text:p text:style-name="P10"><text:s text:c="4"/>NS_LOG_UNCOND (context &lt;&lt; </text:p>
      <text:p text:style-name="P10"><text:s text:c="12"/>" x = " &lt;&lt; position.x &lt;&lt; ", y = " &lt;&lt; position.y); </text:p>
      <text:p text:style-name="P10">} </text:p>
      <text:p text:style-name="P9"/>
      <text:p text:style-name="P11"><text:s text:c="2"/><text:span text:style-name="T8">std::ostringstream oss; </text:span></text:p>
      <text:p text:style-name="P12"><text:s text:c="2"/>oss &lt;&lt; "/NodeList/" &lt;&lt; wifiStaNodes.Get (nWifi - 1)-&gt;GetId() &lt;&lt; <text:s/></text:p>
      <text:p text:style-name="P12"><text:s text:c="6"/>"/$ns3::MobilityModel/CourseChange"; </text:p>
      <text:p text:style-name="P12"><text:s text:c="2"/>Config::Connect (oss.str (), MakeCallback (&amp;CourseChange)); </text:p>
      <text:p text:style-name="P6"/>
      <text:p text:style-name="P4"><text:span text:style-name="T9"><text:tab/>b</text:span>. add the source and sink by self and connect also by self. Refer to fourth.cc (tutorial, p70-72).</text:p>
      <text:p text:style-name="P4"/>
      <text:h text:style-name="Heading_20_5" text:outline-level="5"><text:span text:style-name="T11">3.3. </text:span>查找指令，bash使用</text:h>
      <text:p text:style-name="P13">$ find . -name '*.cc' | xargs grep CourseChange | grep Connec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ccanthis ADF Std" svg:font-family="'Accanthis ADF Std'"/>
    <style:font-face style:name="FreeSans1" svg:font-family="FreeSans" style:font-family-generic="swiss"/>
    <style:font-face style:name="LM Mono 12" svg:font-family="'LM Mono 12'" style:font-adornments="12 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ccanthis ADF St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ccanthis ADF St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000000" fo:font-size="14pt" fo:font-weight="bold" style:font-size-asian="14pt" style:font-weight-asian="bold" style:font-size-complex="14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style:contextual-spacing="false" fo:text-indent="0in" style:auto-text-indent="false"/>
      <style:text-properties fo:color="#000000" fo:font-size="95%" fo:font-style="normal" fo:font-weight="bold" style:font-size-asian="95%" style:font-style-asian="normal" style:font-weight-asian="bold" style:font-size-complex="95%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7:06:11.441657079</meta:creation-date>
    <dc:date>2016-04-22T00:32:03.391925331</dc:date>
    <meta:editing-duration>PT55M16S</meta:editing-duration>
    <meta:editing-cycles>20</meta:editing-cycles>
    <meta:generator>LibreOffice/4.2.8.2$Linux_X86_64 LibreOffice_project/420m0$Build-2</meta:generator>
    <meta:document-statistic meta:table-count="0" meta:image-count="0" meta:object-count="0" meta:page-count="1" meta:paragraph-count="26" meta:word-count="224" meta:character-count="1285" meta:non-whitespace-character-count="1063"/>
  </office:meta>
</office:document-meta>
</file>